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2CCEDD270D1CDA7DBA.png" manifest:media-type="image/png"/>
  <manifest:file-entry manifest:full-path="Pictures/10000000000001F40000012CB31D7100A3CDD5AC.png" manifest:media-type="image/png"/>
  <manifest:file-entry manifest:full-path="Pictures/10000000000001F40000012CACFFDEDB9739294B.png" manifest:media-type="image/png"/>
  <manifest:file-entry manifest:full-path="Pictures/10000000000001F40000012C3854770BEAA08A9A.png" manifest:media-type="image/png"/>
  <manifest:file-entry manifest:full-path="Pictures/10000000000001F40000012C4CFF7A5C1A4B672C.png" manifest:media-type="image/png"/>
  <manifest:file-entry manifest:full-path="Pictures/10000000000001F40000012CE61D010923BE9DF9.png" manifest:media-type="image/png"/>
  <manifest:file-entry manifest:full-path="Pictures/10000000000001F40000012CD0813A5897E75B82.png" manifest:media-type="image/png"/>
  <manifest:file-entry manifest:full-path="Pictures/10000000000002AE000001CDDD246DDA2649F04F.png" manifest:media-type="image/png"/>
  <manifest:file-entry manifest:full-path="Pictures/10000000000001F40000012C7C8EDD90A5850F4E.png" manifest:media-type="image/png"/>
  <manifest:file-entry manifest:full-path="Pictures/10000000000001F40000012C862E90601FA9538B.png" manifest:media-type="image/png"/>
  <manifest:file-entry manifest:full-path="Pictures/10000000000001F40000012CA2B3660EAC2C80FC.png" manifest:media-type="image/png"/>
  <manifest:file-entry manifest:full-path="Pictures/10000000000001F40000012CC0790D612BBE3BF8.png" manifest:media-type="image/png"/>
  <manifest:file-entry manifest:full-path="Pictures/10000000000001F40000012CE5DB167F64DDC45B.png" manifest:media-type="image/png"/>
  <manifest:file-entry manifest:full-path="Pictures/10000000000001F40000012C1C2B158C4B9C4BF0.png" manifest:media-type="image/png"/>
  <manifest:file-entry manifest:full-path="Pictures/10000000000001F40000012CB8DA1B8BDCA7E087.png" manifest:media-type="image/png"/>
  <manifest:file-entry manifest:full-path="Pictures/10000000000001F40000012CB6C94D7022821732.png" manifest:media-type="image/png"/>
  <manifest:file-entry manifest:full-path="Pictures/10000000000001F40000012C05E8C17176E273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037cm" fo:min-width="14.23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46pt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46pt" fo:font-weight="bold" style:font-size-asian="46pt" style:font-weight-asian="bold" style:font-size-complex="4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23cm" svg:height="7.937cm" svg:x="42.32cm" svg:y="27.506cm">
          <draw:image xlink:href="Pictures/10000000000001F40000012CC0790D612BBE3BF8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29.92cm" svg:y="27.546cm">
          <draw:image xlink:href="Pictures/10000000000001F40000012CE61D010923BE9DF9.png" xlink:type="simple" xlink:show="embed" xlink:actuate="onLoad" loext:mime-type="image/png">
            <text:p/>
          </draw:image>
        </draw:frame>
        <draw:frame draw:style-name="gr1" draw:text-style-name="P1" draw:layer="layout" svg:width="22.86cm" svg:height="15.342cm" svg:x="16.505cm" svg:y="-2.323cm">
          <draw:image xlink:href="Pictures/10000000000002AE000001CDDD246DDA2649F04F.png" xlink:type="simple" xlink:show="embed" xlink:actuate="onLoad" loext:mime-type="image/png">
            <text:p/>
          </draw:image>
        </draw:frame>
        <draw:custom-shape draw:style-name="gr2" draw:text-style-name="P2" draw:layer="layout" svg:width="14.732cm" svg:height="2.287cm" svg:x="21.294cm" svg:y="-2.0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23cm" svg:height="7.937cm" svg:x="0.462cm" svg:y="11.337cm">
          <draw:image xlink:href="Pictures/10000000000001F40000012CB6C94D7022821732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13.086cm" svg:y="11.366cm">
          <draw:image xlink:href="Pictures/10000000000001F40000012C7C8EDD90A5850F4E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0.486cm" svg:y="18.298cm">
          <draw:image xlink:href="Pictures/10000000000001F40000012C862E90601FA9538B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13.032cm" svg:y="18.249cm">
          <draw:image xlink:href="Pictures/10000000000001F40000012C1C2B158C4B9C4BF0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29.962cm" svg:y="11.366cm">
          <draw:image xlink:href="Pictures/10000000000001F40000012CE5DB167F64DDC45B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42.41cm" svg:y="11.433cm">
          <draw:image xlink:href="Pictures/10000000000001F40000012CD0813A5897E75B82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29.97cm" svg:y="18.224cm">
          <draw:image xlink:href="Pictures/10000000000001F40000012C4CFF7A5C1A4B672C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42.358cm" svg:y="18.27cm">
          <draw:image xlink:href="Pictures/10000000000001F40000012C05E8C17176E2735E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0.486cm" svg:y="27.568cm">
          <draw:image xlink:href="Pictures/10000000000001F40000012CA2B3660EAC2C80FC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13.1cm" svg:y="27.522cm">
          <draw:image xlink:href="Pictures/10000000000001F40000012CB8DA1B8BDCA7E087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0.44cm" svg:y="34.605cm">
          <draw:image xlink:href="Pictures/10000000000001F40000012C3854770BEAA08A9A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13.04cm" svg:y="34.605cm">
          <draw:image xlink:href="Pictures/10000000000001F40000012CACFFDEDB9739294B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29.894cm" svg:y="34.607cm">
          <draw:image xlink:href="Pictures/10000000000001F40000012CB31D7100A3CDD5AC.png" xlink:type="simple" xlink:show="embed" xlink:actuate="onLoad" loext:mime-type="image/png">
            <text:p/>
          </draw:image>
        </draw:frame>
        <draw:frame draw:style-name="gr1" draw:text-style-name="P1" draw:layer="layout" svg:width="13.23cm" svg:height="7.937cm" svg:x="42.35cm" svg:y="34.591cm">
          <draw:image xlink:href="Pictures/10000000000001F40000012CCEDD270D1CDA7DBA.png" xlink:type="simple" xlink:show="embed" xlink:actuate="onLoad" loext:mime-type="image/png">
            <text:p/>
          </draw:image>
        </draw:frame>
        <draw:frame draw:style-name="gr3" draw:text-style-name="P4" draw:layer="layout" svg:width="3.554cm" svg:height="2.046cm" svg:x="17.296cm" svg:y="1.044cm">
          <draw:text-box>
            <text:p text:style-name="P3"><text:span text:style-name="T1"><text:s/></text:span><text:span text:style-name="T1">(A)</text:span></text:p>
          </draw:text-box>
        </draw:frame>
        <draw:frame draw:style-name="gr3" draw:text-style-name="P4" draw:layer="layout" svg:width="3.554cm" svg:height="2.046cm" svg:x="-0.504cm" svg:y="10.844cm">
          <draw:text-box>
            <text:p text:style-name="P3"><text:span text:style-name="T1"><text:s/></text:span><text:span text:style-name="T1">(B)</text:span></text:p>
          </draw:text-box>
        </draw:frame>
        <draw:frame draw:style-name="gr3" draw:text-style-name="P4" draw:layer="layout" svg:width="3.554cm" svg:height="2.046cm" svg:x="29.096cm" svg:y="10.844cm">
          <draw:text-box>
            <text:p text:style-name="P3"><text:span text:style-name="T1"><text:s/></text:span><text:span text:style-name="T1">(C)</text:span></text:p>
          </draw:text-box>
        </draw:frame>
        <draw:frame draw:style-name="gr3" draw:text-style-name="P4" draw:layer="layout" svg:width="3.554cm" svg:height="2.046cm" svg:x="-0.504cm" svg:y="27.044cm">
          <draw:text-box>
            <text:p text:style-name="P3"><text:span text:style-name="T1"><text:s/></text:span><text:span text:style-name="T1">(D)</text:span></text:p>
          </draw:text-box>
        </draw:frame>
        <draw:frame draw:style-name="gr3" draw:text-style-name="P4" draw:layer="layout" svg:width="3.554cm" svg:height="2.046cm" svg:x="29.108cm" svg:y="27.044cm">
          <draw:text-box>
            <text:p text:style-name="P3"><text:span text:style-name="T1"><text:s/></text:span><text:span text:style-name="T1">(E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7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7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7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43.3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65cm" svg:x="1cm" svg:y="2.79cm"/>
      <draw:page-thumbnail draw:layer="backgroundobjects" svg:width="8.999cm" svg:height="6.965cm" svg:x="1cm" svg:y="11.366cm"/>
      <draw:page-thumbnail draw:layer="backgroundobjects" svg:width="8.999cm" svg:height="6.965cm" svg:x="1cm" svg:y="19.942cm"/>
      <draw:page-thumbnail draw:layer="backgroundobjects" svg:width="8.999cm" svg:height="6.965cm" svg:x="11cm" svg:y="2.79cm"/>
      <draw:page-thumbnail draw:layer="backgroundobjects" svg:width="8.999cm" svg:height="6.965cm" svg:x="11cm" svg:y="11.366cm"/>
      <draw:page-thumbnail draw:layer="backgroundobjects" svg:width="8.999cm" svg:height="6.965cm" svg:x="11cm" svg:y="19.94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1cm" presentation:class="title" presentation:placeholder="true">
        <draw:text-box/>
      </draw:frame>
      <draw:frame presentation:style-name="Default-outline1" draw:layer="backgroundobjects" svg:width="50.382cm" svg:height="27.399cm" svg:x="2.799cm" svg:y="11.051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17T08:50:54.840162557</dc:date>
    <meta:editing-duration>P10DT22H35M17S</meta:editing-duration>
    <meta:editing-cycles>70</meta:editing-cycles>
    <meta:generator>LibreOffice/6.4.7.2$Linux_X86_64 LibreOffice_project/40$Build-2</meta:generator>
    <meta:document-statistic meta:object-count="46"/>
  </office:meta>
</office:document-meta>
</file>